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2ddc4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42ddc4" style:font-size-asian="11pt" style:font-size-complex="11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5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3fd517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2ddc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ddc4" style:font-size-asian="10pt" style:font-size-complex="10pt"/>
    </style:style>
    <style:style style:name="P12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13" style:family="paragraph" style:parent-style-name="UrbanTitle">
      <style:text-properties style:font-name="Arial" fo:font-size="14pt" style:text-underline-style="none" officeooo:paragraph-rsid="0042ddc4" style:font-size-asian="14pt" style:font-size-complex="14pt"/>
    </style:style>
    <style:style style:name="P1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2ddc4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.5pt" fo:font-weight="bold" officeooo:paragraph-rsid="002b567d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362119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2def9c"/>
    </style:style>
    <style:style style:name="T11" style:family="text">
      <style:text-properties officeooo:rsid="003013e5"/>
    </style:style>
    <style:style style:name="T12" style:family="text">
      <style:text-properties officeooo:rsid="002c94e5"/>
    </style:style>
    <style:style style:name="T13" style:family="text">
      <style:text-properties officeooo:rsid="003f19df"/>
    </style:style>
    <style:style style:name="T14" style:family="text">
      <style:text-properties officeooo:rsid="003d0288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3"/>
      <text:p text:style-name="P13">Transmis<text:span text:style-name="T6">sion</text:span> <text:span text:style-name="T13">d'affichage de l'enquête publique</text:span></text:p>
      <text:p text:style-name="P12">de permis intégré</text:p>
      <text:p text:style-name="P14"/>
      <text:p text:style-name="P8"/>
      <text:p text:style-name="P16"><text:span text:style-name="T4"/></text:p>
      <text:p text:style-name="P7"/>
      <text:p text:style-name="P3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3"><text:span text:style-name="T12">Monsieur le Fonctionnaire délégué</text:span>,</text:p>
      <text:p text:style-name="P3"/>
      <text:p text:style-name="P6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4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19.955555382</dc:date>
    <dc:language>fr-FR</dc:language>
    <meta:editing-cycles>124</meta:editing-cycles>
    <meta:editing-duration>P1DT10H20M25S</meta:editing-duration>
    <meta:document-statistic meta:table-count="1" meta:image-count="0" meta:object-count="0" meta:page-count="1" meta:paragraph-count="15" meta:word-count="132" meta:character-count="993" meta:non-whitespace-character-count="894"/>
    <meta:user-defined meta:name="Info 1"/>
    <meta:user-defined meta:name="Info 2"/>
    <meta:user-defined meta:name="Info 3"/>
    <meta:user-defined meta:name="Info 4"/>
  </office:meta>
</office:document-meta>
</file>